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3.06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839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0.6854in" fo:break-before="auto" style:use-optimal-row-height="true"/>
    </style:style>
    <style:style style:name="ro8" style:family="table-row">
      <style:table-row-properties style:row-height="0.4181in" fo:break-before="auto" style:use-optimal-row-height="true"/>
    </style:style>
    <style:style style:name="ro9" style:family="table-row">
      <style:table-row-properties style:row-height="0.2992in" fo:break-before="auto" style:use-optimal-row-height="true"/>
    </style:style>
    <style:style style:name="ro10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9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(string)</text:p>
          </table:table-cell>
          <table:table-cell table:style-name="ce8"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tegory(id )</text:p>
          </table:table-cell>
          <table:table-cell table:style-name="ce8"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Properties (object)</text:p>
          </table:table-cell>
          <table:table-cell table:style-name="ce8"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4" office:value-type="string">
            <text:p>THESE 2 →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8"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OR THESE 2 →</text:p>
          </table:table-cell>
          <table:table-cell table:style-name="ce8"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8"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>
            <text:p>THEN →</text:p>
          </table:table-cell>
          <table:table-cell table:style-name="ce8"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viewStyle(object)</text:p>
          </table:table-cell>
          <table:table-cell table:style-name="ce8"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defaults(object)</text:p>
          </table:table-cell>
          <table:table-cell table:style-name="ce8"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the itemType where it is defined.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allowExtra(bool)</text:p>
          </table:table-cell>
          <table:table-cell table:style-name="ce8" office:value-type="string">
            <text:p>Boolean indicating whether this type allows undefined data values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/>
          <table:table-cell table:style-name="ce2" office:value-type="string">
            <text:p>composite(bool)</text:p>
          </table:table-cell>
          <table:table-cell table:style-name="ce8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bidirectional</text:p>
          </table:table-cell>
          <table:table-cell table:style-name="ce8"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reciprocalRelationshipId</text:p>
          </table:table-cell>
          <table:table-cell table:style-name="ce8"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parent(id)</text:p>
          </table:table-cell>
          <table:table-cell table:style-name="ce8" office:value-type="string">
            <text:p>The parent relationship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tegoryId</text:p>
          </table:table-cell>
          <table:table-cell table:style-name="ce8" office:value-type="string">
            <text:p>The Category Id.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temporal</text:p>
          </table:table-cell>
          <table:table-cell table:style-name="ce8" office:value-type="string">
            <text:p>if true this relationship is temporal (time based)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constraints(object)</text:p>
          </table:table-cell>
          <table:table-cell table:style-name="ce8" office:value-type="string">
            <text:p>Constrains the endpoints for this relationship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To</text:p>
          </table:table-cell>
          <table:table-cell table:style-name="ce8" office:value-type="string">
            <text:p>String. validationExpression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From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FromAndTo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8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Item. <text:s/>e.g. Lee's Email Address, Lee Collins, Chicago Bulls, Swaption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relationships</text:p>
          </table:table-cell>
          <table:table-cell table:style-name="ce8" office:value-type="string">
            <text:p>Array of Relationships to other items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data(object)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6"/>
          <table:table-cell table:style-name="ce8" office:value-type="string">
            <text:p>fieldNam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2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View name. e.g. MainView, PhoneBook, 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items</text:p>
          </table:table-cell>
          <table:table-cell table:style-name="ce8" office:value-type="string">
            <text:p>Array of ViewItem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</text:p>
          </table:table-cell>
          <table:table-cell table:number-columns-repeated="1021"/>
        </table:table-row>
        <table:table-row table:style-name="ro9">
          <table:table-cell/>
          <table:table-cell table:style-name="ce2" office:value-type="string">
            <text:p>viewStyle(object)</text:p>
          </table:table-cell>
          <table:table-cell table:style-name="ce8" office:value-type="string">
            <text:p>The View Style Object (parent/category rollup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osition</text:p>
          </table:table-cell>
          <table:table-cell table:style-name="ce8" office:value-type="string">
            <text:p>{x:0, y:0}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mage</text:p>
          </table:table-cell>
          <table:table-cell table:style-name="ce8" office:value-type="string">
            <text:p>url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0">
          <table:table-cell table:style-name="ce1" office:value-type="string">
            <text:p>ViewItem runtime instanc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 office:value-type="string">
            <text:p>Runtime 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position()</text:p>
          </table:table-cell>
          <table:table-cell table:style-name="ce8" office:value-type="string">
            <text:p>returns the position</text:p>
          </table:table-cell>
          <table:table-cell table:style-name="ce8"/>
          <table:table-cell table:number-columns-repeated="1020"/>
        </table:table-row>
        <table:table-row table:style-name="ro9">
          <table:table-cell table:style-name="ce2" office:value-type="string">
            <text:p><text:s text:c="3"/></text:p>
          </table:table-cell>
          <table:table-cell table:style-name="ce2" office:value-type="string">
            <text:p>image()</text:p>
          </table:table-cell>
          <table:table-cell table:style-name="ce8" office:value-type="string">
            <text:p>returns {url:”somehost/kk.jpg”, type: “image/jpeg”}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<text:s text:c="3"/></text:p>
          </table:table-cell>
          <table:table-cell table:style-name="ce2" office:value-type="string">
            <text:p>title()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style()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properties()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extraItemsOk()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4/28/2013</text:date>, <text:time>22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1DT51M13S</meta:editing-duration>
    <meta:editing-cycles>46</meta:editing-cycles>
    <meta:generator>OpenOffice.org/3.4.1$Win32 OpenOffice.org_project/341m1$Build-9593</meta:generator>
    <meta:initial-creator>Lee Collins</meta:initial-creator>
    <dc:date>2013-04-28T22:23:53.81</dc:date>
    <meta:document-statistic meta:table-count="3" meta:cell-count="150" meta:object-count="0"/>
  </office:meta>
</office:document-meta>
</file>